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40da" officeooo:paragraph-rsid="001040da"/>
    </style:style>
    <style:style style:name="P2" style:family="paragraph" style:parent-style-name="Standard">
      <style:text-properties officeooo:rsid="00104901" officeooo:paragraph-rsid="00104901"/>
    </style:style>
    <style:style style:name="P3" style:family="paragraph" style:parent-style-name="Standard">
      <style:text-properties officeooo:paragraph-rsid="00104901"/>
    </style:style>
    <style:style style:name="P4" style:family="paragraph" style:parent-style-name="Standard">
      <style:text-properties officeooo:rsid="0010eed9" officeooo:paragraph-rsid="0010eed9"/>
    </style:style>
    <style:style style:name="P5" style:family="paragraph" style:parent-style-name="Standard">
      <style:text-properties officeooo:rsid="00147f7c" officeooo:paragraph-rsid="00147f7c"/>
    </style:style>
    <style:style style:name="P6" style:family="paragraph" style:parent-style-name="Standard">
      <style:text-properties officeooo:rsid="001577e4" officeooo:paragraph-rsid="001577e4"/>
    </style:style>
    <style:style style:name="P7" style:family="paragraph" style:parent-style-name="Standard">
      <style:text-properties officeooo:paragraph-rsid="001577e4"/>
    </style:style>
    <style:style style:name="P8" style:family="paragraph" style:parent-style-name="Standard">
      <style:text-properties officeooo:rsid="001892b6" officeooo:paragraph-rsid="001892b6"/>
    </style:style>
    <style:style style:name="P9" style:family="paragraph" style:parent-style-name="Standard">
      <style:text-properties officeooo:rsid="0018c7f1" officeooo:paragraph-rsid="0018c7f1"/>
    </style:style>
    <style:style style:name="P10" style:family="paragraph" style:parent-style-name="Standard">
      <style:text-properties officeooo:rsid="001ac5a0" officeooo:paragraph-rsid="001ac5a0"/>
    </style:style>
    <style:style style:name="T1" style:family="text">
      <style:text-properties officeooo:rsid="00104901"/>
    </style:style>
    <style:style style:name="T2" style:family="text">
      <style:text-properties officeooo:rsid="0010eed9"/>
    </style:style>
    <style:style style:name="T3" style:family="text">
      <style:text-properties officeooo:rsid="0012b2e7"/>
    </style:style>
    <style:style style:name="T4" style:family="text">
      <style:text-properties officeooo:rsid="00147f7c"/>
    </style:style>
    <style:style style:name="T5" style:family="text">
      <style:text-properties officeooo:rsid="001577e4"/>
    </style:style>
    <style:style style:name="T6" style:family="text">
      <style:text-properties officeooo:rsid="0016a751"/>
    </style:style>
    <style:style style:name="T7" style:family="text">
      <style:text-properties officeooo:rsid="001e283a"/>
    </style:style>
    <style:style style:name="T8" style:family="text">
      <style:text-properties fo:color="#708090" officeooo:rsid="001e283a"/>
    </style:style>
    <style:style style:name="T9" style:family="text">
      <style:text-properties fo:color="#708090" officeooo:rsid="001ac5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nale Réseau 2019</text:p>
      <text:p text:style-name="P1"/>
      <text:h text:style-name="Heading_20_2" text:outline-level="2">1) C<text:span text:style-name="T4">ours</text:span></text:h>
      <text:p text:style-name="P1"/>
      <text:p text:style-name="P1">1.1) <text:span text:style-name="T1">Un algorithme de routage cherche à déterminer la meilleure route pour envoyer des paquets en fonction de l’encombrement du réseau. Il se sert pour cela d’un protocole de routage.</text:span></text:p>
      <text:p text:style-name="P2"/>
      <text:p text:style-name="P2">1.2) TCP est plus adapté pour les applications nécessitant de recevoir un flot de données dans l’ordre, et sans paquet perdu, par exemple dans le cas d’une application de transfert de fichiers, ou même une application de tchat en ligne.</text:p>
      <text:p text:style-name="P2">UDP est lui plus adapté si on souhaite avoir de la réactivité dans l’application, et si l’on ne se soucie pas de perdre des paquets, ou qu’ils arrivent dans le mauvais ordre. C’est particulièrement utile dans le cas d’une application de streaming, ou dans les jeux vidéos.</text:p>
      <text:p text:style-name="P1"/>
      <text:p text:style-name="P3"><text:span text:style-name="T1">1.3) </text:span><text:span text:style-name="T2">Liaison : Assure le transfert des données d’un voisin à un autre dans le réseau (Ex : Ethernet, Wifi, PPP). Il ajoute également les adresses MAC (pour identifier une machine de manière unique).</text:span></text:p>
      <text:p text:style-name="P4">Réseau : Achemine les datagrammes de la source à la destination (IP, Routage). Ajoute les adresses IP de la source et de la destination.</text:p>
      <text:p text:style-name="P4">Transport : Transfère les données d’un processus à un autre (TCP / UDP), en choisissant le protocole de transmission. Il ajoute les numéros de port source/destination.</text:p>
      <text:p text:style-name="P4"/>
      <text:p text:style-name="P4">1.4) <text:span text:style-name="T3">Internet n’est rien d’autre qu’un ensemble (réseau) de sous-réseaux reliés par des passerelles (FAI, fournisseur de contenu comme Google, réseaux régionaux).</text:span></text:p>
      <text:p text:style-name="P5">Bien que tout le monde soit interconnecté, il y a une certaine hiérarchie dans les sous-réseaux (par exemple, on range les FAI par classe, désignant leur portée (niveau 1 = national, niveau 2 = régional).</text:p>
      <text:h text:style-name="Heading_20_2" text:outline-level="2">2) Analyse de traces</text:h>
      <text:p text:style-name="P6">2.1) Liaison de données : Ethernet</text:p>
      <text:p text:style-name="P6">Réseau : ARP</text:p>
      <text:p text:style-name="P7"><text:span text:style-name="T5">Transport : </text:span><text:span text:style-name="T6">Aucune </text:span><text:span text:style-name="T8">(On ne peut pas monter aussi haut, ARP est un protocole de couche réseau, la couche transport n’est pas concernée)</text:span><text:span text:style-name="T7">.</text:span></text:p>
      <text:p text:style-name="P6"/>
      <text:p text:style-name="P6">Le premier paquet à la machine désignée par l’ip 192.0.0.129 pour demander sur son réseau local qui est désigné par l’adresse réseau 192.0.0.130. La machine concernée répond alors directement à l’expéditeur (192.0.0.129) avec son adresse MAC.</text:p>
      <text:p text:style-name="P6"/>
      <text:p text:style-name="P8">Broadcast est une adresse particulière dans un réseau permettant d’envoyer une message à son (sous-)réseau (local).</text:p>
      <text:p text:style-name="P8"/>
      <text:p text:style-name="P8">2.2) On peut regarder le port de destination du premier paquet, qui est le port 513, usuellement réservé au protocole RLOGIN.</text:p>
      <text:p text:style-name="P8"/>
      <text:p text:style-name="P8">2.3) Le client est la machine 129.0.0.129 qui se connecte à 129.0.0.130 (d’où les demandes ARP précédentes).</text:p>
      <text:p text:style-name="P8">Elles sont sur le même sous-réseau étant donné qu’elles ont le même broadcast. </text:p>
      <text:p text:style-name="P8"/>
      <text:p text:style-name="P9"><text:soft-page-break/>2.4) Les paquets 3 (SYN) 4 (SYN ACK) et 5 (ACK) correspondent au three-way handshake de TCP.</text:p>
      <text:p text:style-name="P9">Les champs D et S donnent les ports utilisés pour la communication (ici, le port 513 pour 192.0.0.130 et 1023 pour 192.168.0.129).</text:p>
      <text:p text:style-name="P9">2.5) Il s’agit du numéro Seq du paquet précédent (14276166722) + la longueur du paquet précédent (len=23).</text:p>
      <text:p text:style-name="P9">Il ne contient aucune donnée (Len=0) vu qu’il s’agit d’un acquittement.</text:p>
      <text:p text:style-name="P9"/>
      <text:p text:style-name="P9">2.6) <text:span text:style-name="T9">Aucune idée</text:span></text:p>
      <text:p text:style-name="P9"/>
      <text:p text:style-name="P10">2.7) Client : Début de la communication, connexion au serveur en tant que root</text:p>
      <text:p text:style-name="P10">Serveur : Password:</text:p>
      <text:p text:style-name="P10">Client : root1</text:p>
      <text:p text:style-name="P10">Serveur : Last login : Fri Dec</text:p>
      <text:p text:style-name="P10">Client : pwd</text:p>
      <text:p text:style-name="P10">Serveur : /</text:p>
      <text:p text:style-name="P10">Client : ls</text:p>
      <text:p text:style-name="P10">Serveur : ALIRE.beholder.insta</text:p>
      <text:p text:style-name="P10">Client : exit</text:p>
      <text:p text:style-name="P10"/>
      <text:p text:style-name="P10">2.8) Le serveur renvoie les caractères qu’il a reçu pour confirmer leur réception.</text:p>
      <text:p text:style-name="P10"/>
      <text:p text:style-name="P10">2.9) Il s’agit d’une fin de connexion TCP (graceful release). Le serveur envoit un FIN ACK, le client répond par un ACK et envoit un FIN ACK, le serveur répond finalement par un ACK.</text:p>
      <text:p text:style-name="P10"/>
      <text:p text:style-name="P10"/>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2T10:34:07.167535472</meta:creation-date>
    <meta:generator>LibreOffice/6.4.3.2$Linux_X86_64 LibreOffice_project/40$Build-2</meta:generator>
    <dc:date>2020-05-12T11:54:36.705596851</dc:date>
    <meta:editing-duration>PT57M4S</meta:editing-duration>
    <meta:editing-cycles>11</meta:editing-cycles>
    <meta:document-statistic meta:table-count="0" meta:image-count="0" meta:object-count="0" meta:page-count="2" meta:paragraph-count="35" meta:word-count="561" meta:character-count="3350" meta:non-whitespace-character-count="2823"/>
  </office:meta>
</office:document-meta>
</file>